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Arial" fo:font-weight="bold" style:font-weight-asian="bold" style:font-weight-complex="bold"/>
    </style:style>
    <style:style style:name="P4" style:family="paragraph">
      <style:paragraph-properties fo:text-align="center"/>
      <style:text-properties style:font-name="Arial" fo:font-weight="normal" style:font-weight-asian="normal" style:font-weight-complex="normal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 fo:font-weight="normal" style:font-weight-asian="normal" style:font-weight-complex="normal"/>
    </style:style>
    <style:style style:name="gr1" style:family="graphic">
      <style:graphic-properties draw:fill="solid" draw:fill-color="#e6e6e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3" svg:width="4.793cm" svg:height="0.895cm" svg:x="5.817cm" svg:y="4.613cm"><text:p text:style-name="P2"><text:span text:style-name="T1">Lancer le jeu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draw:text-style-name="P3" svg:width="4.793cm" svg:height="0.895cm" svg:x="5.817cm" svg:y="9.793cm"><text:p text:style-name="P2"><text:span text:style-name="T1">Fermer le jeu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style-name="gr1" draw:text-style-name="P4" svg:width="3.546cm" svg:height="0.895cm" svg:x="4.822cm" svg:y="7.248cm"><text:p text:style-name="P2"><text:span text:style-name="T2">Quit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1" draw:text-style-name="P4" svg:width="2.969cm" svg:height="0.895cm" svg:x="10.088cm" svg:y="2.434cm"><text:p text:style-name="P2"><text:span text:style-name="T2">Jou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1" draw:text-style-name="P4" svg:width="2.969cm" svg:height="0.895cm" svg:x="12.217cm" svg:y="5.978cm"><text:p text:style-name="P2"><text:span text:style-name="T2">Configur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1" draw:text-style-name="P4" svg:width="2.969cm" svg:height="1.303cm" svg:x="11.772cm" svg:y="8.165cm"><text:p text:style-name="P2"><text:span text:style-name="T2">Désactiver</text:span></text:p><text:p text:style-name="P2"><text:span text:style-name="T2">musiqu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style-name="gr1" draw:text-style-name="P4" svg:width="3.322cm" svg:height="1.303cm" svg:x="15.773cm" svg:y="8.165cm"><text:p text:style-name="P2"><text:span text:style-name="T2">Désactiver</text:span></text:p><text:p text:style-name="P2"><text:span text:style-name="T2">effets sonor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style-name="gr1" draw:text-style-name="P4" svg:width="2.366cm" svg:height="1.324cm" svg:x="14.379cm" svg:y="3.33cm"><text:p text:style-name="P2"><text:span text:style-name="T2">Lire fiche</text:span></text:p><text:p text:style-name="P2"><text:span text:style-name="T2">détail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style-name="gr1" draw:text-style-name="P4" svg:width="3.527cm" svg:height="0.895cm" svg:x="14.088cm" svg:y="1.434cm"><text:p text:style-name="P2"><text:span text:style-name="T2">Lancer niveau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style-name="gr1" draw:text-style-name="P4" svg:width="3.257cm" svg:height="0.895cm" svg:x="18.757cm" svg:y="0.72cm"><text:p text:style-name="P2"><text:span text:style-name="T2">Réussir niveau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style-name="gr1" draw:text-style-name="P4" svg:width="3.111cm" svg:height="0.895cm" svg:x="18.757cm" svg:y="2.348cm"><text:p text:style-name="P2"><text:span text:style-name="T2">Rater niveau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style-name="gr1" draw:text-style-name="P4" svg:width="2.969cm" svg:height="0.895cm" svg:x="18.089cm" svg:y="4.434cm"><text:p text:style-name="P2"><text:span text:style-name="T2">Aid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style-name="gr1" draw:text-style-name="P4" svg:width="2.781cm" svg:height="1.396cm" svg:x="23.236cm" svg:y="1.434cm"><text:p text:style-name="P2"><text:span text:style-name="T2">Débloquer</text:span></text:p><text:p text:style-name="P2"><text:span text:style-name="T2">suiva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style-name="gr1" draw:text-style-name="P4" svg:width="3.592cm" svg:height="0.895cm" svg:x="22.467cm" svg:y="4.434cm"><text:p text:style-name="P2"><text:span text:style-name="T2">Recommenc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" draw:style-name="gr2" draw:text-style-name="P2" svg:x1="8.336cm" svg:y1="4.612cm" svg:x2="10.088cm" svg:y2="2.859cm"><text:p/></draw:line><draw:line text:anchor-type="paragraph" draw:z-index="15" draw:style-name="gr2" draw:text-style-name="P2" svg:x1="10.61cm" svg:y1="5.124cm" svg:x2="12.217cm" svg:y2="6.383cm"><text:p/></draw:line><draw:line text:anchor-type="paragraph" draw:z-index="16" draw:style-name="gr2" draw:text-style-name="P2" svg:x1="13.056cm" svg:y1="2.789cm" svg:x2="14.088cm" svg:y2="1.879cm"><text:p/></draw:line><draw:line text:anchor-type="paragraph" draw:z-index="17" draw:style-name="gr2" draw:text-style-name="P2" svg:x1="13.056cm" svg:y1="2.789cm" svg:x2="14.379cm" svg:y2="3.98cm"><text:p/></draw:line><draw:line text:anchor-type="paragraph" draw:z-index="18" draw:style-name="gr2" draw:text-style-name="P2" svg:x1="17.614cm" svg:y1="1.738cm" svg:x2="18.757cm" svg:y2="1.085cm"><text:p/></draw:line><draw:line text:anchor-type="paragraph" draw:z-index="19" draw:style-name="gr2" draw:text-style-name="P2" svg:x1="17.614cm" svg:y1="1.947cm" svg:x2="18.757cm" svg:y2="2.741cm"><text:p/></draw:line><draw:line text:anchor-type="paragraph" draw:z-index="20" draw:style-name="gr2" draw:text-style-name="P2" svg:x1="22.013cm" svg:y1="1.108cm" svg:x2="23.235cm" svg:y2="1.972cm"><text:p/></draw:line><draw:line text:anchor-type="paragraph" draw:z-index="21" draw:style-name="gr2" draw:text-style-name="P2" svg:x1="20.158cm" svg:y1="3.242cm" svg:x2="19.378cm" svg:y2="4.434cm"><text:p/></draw:line><draw:line text:anchor-type="paragraph" draw:z-index="22" draw:style-name="gr2" draw:text-style-name="P2" svg:x1="16.745cm" svg:y1="4.143cm" svg:x2="18.089cm" svg:y2="4.819cm"><text:p/></draw:line><draw:line text:anchor-type="paragraph" draw:z-index="23" draw:style-name="gr2" draw:text-style-name="P2" svg:x1="13.456cm" svg:y1="6.872cm" svg:x2="13.153cm" svg:y2="8.165cm"><text:p/></draw:line><draw:line text:anchor-type="paragraph" draw:z-index="24" draw:style-name="gr2" draw:text-style-name="P2" svg:x1="13.457cm" svg:y1="6.872cm" svg:x2="17.38cm" svg:y2="8.165cm"><text:p/></draw:line><draw:line text:anchor-type="paragraph" draw:z-index="25" draw:style-name="gr2" draw:text-style-name="P2" svg:x1="20.158cm" svg:y1="3.242cm" svg:x2="23.356cm" svg:y2="4.434cm"><text:p/></draw:line><draw:line text:anchor-type="paragraph" draw:z-index="26" draw:style-name="gr2" draw:text-style-name="P2" svg:x1="7.855cm" svg:y1="5.507cm" svg:x2="6.523cm" svg:y2="7.248cm"><text:p/></draw:line><draw:line text:anchor-type="paragraph" draw:z-index="27" draw:style-name="gr2" draw:text-style-name="P2" svg:x1="6.429cm" svg:y1="8.142cm" svg:x2="8.041cm" svg:y2="9.793cm"><text:p/></draw:line><draw:line text:anchor-type="paragraph" draw:z-index="28" draw:style-name="gr3" draw:text-style-name="P2" svg:x1="6.523cm" svg:y1="6.936cm" svg:x2="6.523cm" svg:y2="7.248cm"><text:p/></draw:line><draw:line text:anchor-type="paragraph" draw:z-index="29" draw:style-name="gr3" draw:text-style-name="P2" svg:x1="6.523cm" svg:y1="7.248cm" svg:x2="6.773cm" svg:y2="7.123cm"><text:p/></draw:line><draw:line text:anchor-type="paragraph" draw:z-index="30" draw:style-name="gr3" draw:text-style-name="P2" svg:x1="6.429cm" svg:y1="8.142cm" svg:x2="6.429cm" svg:y2="8.43cm"><text:p/></draw:line><draw:line text:anchor-type="paragraph" draw:z-index="31" draw:style-name="gr3" draw:text-style-name="P2" svg:x1="6.429cm" svg:y1="8.142cm" svg:x2="6.819cm" svg:y2="8.267cm"><text:p/></draw:line><draw:line text:anchor-type="paragraph" draw:z-index="32" draw:style-name="gr3" draw:text-style-name="P2" svg:x1="10.088cm" svg:y1="2.859cm" svg:x2="9.691cm" svg:y2="2.967cm"><text:p/></draw:line><draw:line text:anchor-type="paragraph" draw:z-index="33" draw:style-name="gr3" draw:text-style-name="P2" svg:x1="10.087cm" svg:y1="2.859cm" svg:x2="9.971cm" svg:y2="3.247cm"><text:p/></draw:line><draw:line text:anchor-type="paragraph" draw:z-index="34" draw:style-name="gr3" draw:text-style-name="P2" svg:x1="14.088cm" svg:y1="1.879cm" svg:x2="13.73cm" svg:y2="1.879cm"><text:p/></draw:line><draw:line text:anchor-type="paragraph" draw:z-index="35" draw:style-name="gr3" draw:text-style-name="P2" svg:x1="14.088cm" svg:y1="1.879cm" svg:x2="13.94cm" svg:y2="2.244cm"><text:p/></draw:line><draw:line text:anchor-type="paragraph" draw:z-index="36" draw:style-name="gr3" draw:text-style-name="P2" svg:x1="14.379cm" svg:y1="3.692cm" svg:x2="14.379cm" svg:y2="3.98cm"><text:p/></draw:line><draw:line text:anchor-type="paragraph" draw:z-index="37" draw:style-name="gr3" draw:text-style-name="P2" svg:x1="14.379cm" svg:y1="3.979cm" svg:x2="13.986cm" svg:y2="3.979cm"><text:p/></draw:line><draw:line text:anchor-type="paragraph" draw:z-index="38" draw:style-name="gr3" draw:text-style-name="P2" svg:x1="14.196cm" svg:y1="3.48cm" svg:x2="14.379cm" svg:y2="3.979cm"><text:p/></draw:line><draw:line text:anchor-type="paragraph" draw:z-index="39" draw:style-name="gr3" draw:text-style-name="P2" svg:x1="12.072cm" svg:y1="5.98cm" svg:x2="12.217cm" svg:y2="6.384cm"><text:p/></draw:line><draw:line text:anchor-type="paragraph" draw:z-index="40" draw:style-name="gr3" draw:text-style-name="P2" svg:x1="12.217cm" svg:y1="6.384cm" svg:x2="11.885cm" svg:y2="6.384cm"><text:p/></draw:line><draw:line text:anchor-type="paragraph" draw:z-index="41" draw:style-name="gr3" draw:text-style-name="P2" svg:x1="13.03cm" svg:y1="7.893cm" svg:x2="13.153cm" svg:y2="8.165cm"><text:p/></draw:line><draw:line text:anchor-type="paragraph" draw:z-index="42" draw:style-name="gr3" draw:text-style-name="P2" svg:x1="13.153cm" svg:y1="8.165cm" svg:x2="13.456cm" svg:y2="8.01cm"><text:p/></draw:line><draw:line text:anchor-type="paragraph" draw:z-index="43" draw:style-name="gr3" draw:text-style-name="P2" svg:x1="17.38cm" svg:y1="7.846cm" svg:x2="17.38cm" svg:y2="8.165cm"><text:p/></draw:line><draw:line text:anchor-type="paragraph" draw:z-index="44" draw:style-name="gr3" draw:text-style-name="P2" svg:x1="17.38cm" svg:y1="8.165cm" svg:x2="17.022cm" svg:y2="8.165cm"><text:p/></draw:line><draw:line text:anchor-type="paragraph" draw:z-index="45" draw:style-name="gr3" draw:text-style-name="P2" svg:x1="17.022cm" svg:y1="8.165cm" svg:x2="17.38cm" svg:y2="8.165cm"><text:p/></draw:line><draw:line text:anchor-type="paragraph" draw:z-index="46" draw:style-name="gr3" draw:text-style-name="P2" svg:x1="18.758cm" svg:y1="1.085cm" svg:x2="18.493cm" svg:y2="0.937cm"><text:p/></draw:line><draw:line text:anchor-type="paragraph" draw:z-index="47" draw:style-name="gr3" draw:text-style-name="P2" svg:x1="18.757cm" svg:y1="1.085cm" svg:x2="18.609cm" svg:y2="1.403cm"><text:p/></draw:line><draw:line text:anchor-type="paragraph" draw:z-index="48" draw:style-name="gr3" draw:text-style-name="P2" svg:x1="18.538cm" svg:y1="2.337cm" svg:x2="18.757cm" svg:y2="2.741cm"><text:p/></draw:line><draw:line text:anchor-type="paragraph" draw:z-index="49" draw:style-name="gr3" draw:text-style-name="P2" svg:x1="18.758cm" svg:y1="2.741cm" svg:x2="18.306cm" svg:y2="2.741cm"><text:p/></draw:line><draw:line text:anchor-type="paragraph" draw:z-index="50" draw:style-name="gr3" draw:text-style-name="P2" svg:x1="17.861cm" svg:y1="4.531cm" svg:x2="18.089cm" svg:y2="4.819cm"><text:p/></draw:line><draw:line text:anchor-type="paragraph" draw:z-index="51" draw:style-name="gr3" draw:text-style-name="P2" svg:x1="18.089cm" svg:y1="4.819cm" svg:x2="17.722cm" svg:y2="4.819cm"><text:p/></draw:line><draw:line text:anchor-type="paragraph" draw:z-index="52" draw:style-name="gr3" draw:text-style-name="P2" svg:x1="19.378cm" svg:y1="4.089cm" svg:x2="19.378cm" svg:y2="4.435cm"><text:p/></draw:line><draw:line text:anchor-type="paragraph" draw:z-index="53" draw:style-name="gr3" draw:text-style-name="P2" svg:x1="19.8cm" svg:y1="4.251cm" svg:x2="19.378cm" svg:y2="4.434cm"><text:p/></draw:line><draw:line text:anchor-type="paragraph" draw:z-index="54" draw:style-name="gr3" draw:text-style-name="P2" svg:x1="22.742cm" svg:y1="4.274cm" svg:x2="23.208cm" svg:y2="4.435cm"><text:p/></draw:line><draw:line text:anchor-type="paragraph" draw:z-index="55" draw:style-name="gr3" draw:text-style-name="P2" svg:x1="23.114cm" svg:y1="4.135cm" svg:x2="23.356cm" svg:y2="4.435cm"><text:p/></draw:line><draw:line text:anchor-type="paragraph" draw:z-index="56" draw:style-name="gr3" draw:text-style-name="P2" svg:x1="23.045cm" svg:y1="1.66cm" svg:x2="23.236cm" svg:y2="1.972cm"><text:p/></draw:line><draw:line text:anchor-type="paragraph" draw:z-index="57" draw:style-name="gr3" draw:text-style-name="P2" svg:x1="23.236cm" svg:y1="1.972cm" svg:x2="22.881cm" svg:y2="1.972cm"><text:p/></draw:line><draw:line text:anchor-type="paragraph" draw:z-index="58" draw:style-name="gr3" draw:text-style-name="P2" svg:x1="24.398cm" svg:y1="1.434cm" svg:x2="24.421cm" svg:y2="0.399cm"><text:p/></draw:line><draw:line text:anchor-type="paragraph" draw:z-index="59" draw:style-name="gr3" draw:text-style-name="P2" svg:x1="24.421cm" svg:y1="0.399cm" svg:x2="12.026cm" svg:y2="0.376cm"><text:p/></draw:line><draw:line text:anchor-type="paragraph" draw:z-index="60" draw:style-name="gr3" draw:text-style-name="P2" svg:x1="12.027cm" svg:y1="0.376cm" svg:x2="12.002cm" svg:y2="2.434cm"><text:p/></draw:line><draw:line text:anchor-type="paragraph" draw:z-index="61" draw:style-name="gr3" draw:text-style-name="P2" svg:x1="12.002cm" svg:y1="2.434cm" svg:x2="12.26cm" svg:y2="2.173cm"><text:p/></draw:line><draw:line text:anchor-type="paragraph" draw:z-index="62" draw:style-name="gr3" draw:text-style-name="P2" svg:x1="11.675cm" svg:y1="2.173cm" svg:x2="12.026cm" svg:y2="2.434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cm" fo:margin-bottom="0.009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0T17:43:34</meta:creation-date>
    <dc:date>2012-03-12T21:30:27</dc:date>
    <meta:editing-duration>PT18M35S</meta:editing-duration>
    <meta:editing-cycles>8</meta:editing-cycles>
    <meta:generator>LibreOffice/3.4$Unix LibreOffice_project/340m1$Build-50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